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ada" officeooo:paragraph-rsid="00083ada"/>
    </style:style>
    <style:style style:name="P2" style:family="paragraph" style:parent-style-name="Standard">
      <style:text-properties officeooo:rsid="00097957" officeooo:paragraph-rsid="00097957"/>
    </style:style>
    <style:style style:name="P3" style:family="paragraph" style:parent-style-name="Standard">
      <style:text-properties officeooo:rsid="000b6d4c" officeooo:paragraph-rsid="000b6d4c"/>
    </style:style>
    <style:style style:name="P4" style:family="paragraph" style:parent-style-name="Standard">
      <style:text-properties officeooo:rsid="0011037f" officeooo:paragraph-rsid="0011037f"/>
    </style:style>
    <style:style style:name="T1" style:family="text">
      <style:text-properties officeooo:rsid="0009a8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កាត់បន្តយ់ភាពធុញទ្រាន់: ការគ្រប់គ្រងពេលវេលារបស់អ្នកអាចកាត់បន្ថយកម្រិតស្ត្រេសរបស់អ្នកដោយផ្ទាល់ ព្រេាះមានការភ្ញាក់ផ្អើលតិចជាងមុនអំពីរលិទ្ធផល់។ កាលបរិច្ឆេទកំណត់តិចជាងមុន។ ការប្រញាប់ប្រញាលតិចតួចពីការងារ ភារកិច្ចមួយទៅ ភារកិច្ចមួយនិងកន្លែងមួយទៅកន្លែងមួយ។</text:p>
      <text:p text:style-name="P1"/>
      <text:p text:style-name="P2">ការងារមានប្រសិទ្ធភាព: ជាការពិតការងាមានប្រសឹទ្ទភាពគឺជាគោលដៅសំខាន់មួយនៃការគ្រប់គ្រងពេលវេលា។ នៅពេលអ្នកដឹងពីអ្វីដែលអ្នកត្រូវធ្វើអ្នកអាចគ្រប់គ្រងការងាររបស់អ្នកបានប្រសើរជាងមុន។ អ្នកនឹងអាចទទួលបាន (កិច្ចការដែលត្រឹមត្រូវ) បន្ថែមទៀតក្នុងពេលតិច។</text:p>
      <text:p text:style-name="P2"/>
      <text:p text:style-name="P2">បង្កើតនៅទំនុកចិត្ត: នៅពេលដែលនាក់មានការគ្រប់គ្រងពេលវេលាបានល្អ ទំនុកចិត្តនិងរត់មករកអ្នកខ្លួនឯងព្រេាះនាក់ដឹងពីពេលវេលាដែលត្រូវចាប់ផ្តើមធ្វើការនិង ពេលដែលការងារត្រូវបញ្ចប់<text:span text:style-name="T1">។</text:span></text:p>
      <text:p text:style-name="P3"/>
      <text:p text:style-name="P3">សម្រេចបាននូវគោលដៅ: មានការងារជាច្រើនដែលធ្វើហើយមិនបានសម្រេចនៅលិទផលអ្វី ព្រោះហេតុអ្វី? ព្រេាះគេមិនដឹងថាចាប់ផ្តើមធ្វើអ្វី និង ធ្វើដើម្បីអ្វី ហើយអ្វីដែលត្រូវធ្វើនៅម៉េាងនៅ ឬ ពេលបន្ទាប់ ដោយសាតែពួកគេគ្មានការគ្រប់គ្រងពេលវេលាត្រឹងត្រូវនិង កំណត់គោលដៅជាក់លាក់។ ដូចនេះហើយTime management គឺជាផ្នែកមួយយ៉ាងសំខាន់ក្នុងការសម្រាចគោលដៅ. </text:p>
      <text:p text:style-name="P3"/>
      <text:p text:style-name="P4">ជៀសវាងការស្តាយក្រោយ: ព្រោះពេលដែលយើងចាប់ផ្តើមធ្វើគំរោង យើងមានការរាប់ចំទុកជាមុនទាំងពេលវេលា ធន់ធាន ថវិការ ហើយយើងក៏បានកំណត់នៅលិទផល់ដែលចេញមកជាមុនដែល 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23:51:01.100289076</meta:creation-date>
    <dc:date>2017-09-01T00:22:50.376227702</dc:date>
    <meta:editing-duration>PT31M19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5" meta:word-count="38" meta:character-count="707" meta:non-whitespace-character-count="673"/>
  </office:meta>
</office:document-meta>
</file>